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Solvable</text:p>
          </table:table-cell>
          <table:table-cell table:number-columns-repeated="4"/>
          <table:table-cell table:style-name="ce1" office:value-type="string" calcext:value-type="string">
            <text:p>Unsolvable</text:p>
          </table:table-cell>
          <table:table-cell table:number-columns-repeated="4"/>
          <table:table-cell table:style-name="ce1" office:value-type="string" calcext:value-type="string">
            <text:p>Generat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3" office:value-type="string" calcext:value-type="string">
            <text:p>SolverNodes</text:p>
          </table:table-cell>
          <table:table-cell office:value-type="string" calcext:value-type="string">
            <text:p>Solver Solve Time</text:p>
          </table:table-cell>
          <table:table-cell office:value-type="string" calcext:value-type="string">
            <text:p>SR TotalTime</text:p>
          </table:table-cell>
          <table:table-cell/>
          <table:table-cell table:style-name="ce1" office:value-type="string" calcext:value-type="string">
            <text:p>File</text:p>
          </table:table-cell>
          <table:table-cell table:style-name="ce3" office:value-type="string" calcext:value-type="string">
            <text:p>SolverNodes</text:p>
          </table:table-cell>
          <table:table-cell office:value-type="string" calcext:value-type="string">
            <text:p>Solver Solve Time</text:p>
          </table:table-cell>
          <table:table-cell office:value-type="string" calcext:value-type="string">
            <text:p>SR TotalTime</text:p>
          </table:table-cell>
          <table:table-cell/>
          <table:table-cell table:style-name="ce1" office:value-type="string" calcext:value-type="string">
            <text:p>File</text:p>
          </table:table-cell>
          <table:table-cell office:value-type="string" calcext:value-type="string">
            <text:p>SolverNodes</text:p>
          </table:table-cell>
          <table:table-cell office:value-type="string" calcext:value-type="string">
            <text:p>Solver Solve Time</text:p>
          </table:table-cell>
          <table:table-cell office:value-type="string" calcext:value-type="string">
            <text:p>SR TotalTime</text:p>
          </table:table-cell>
        </table:table-row>
        <table:table-row table:style-name="ro1">
          <table:table-cell table:style-name="ce2" office:value-type="string" calcext:value-type="string">
            <text:p>LBS4_13</text:p>
          </table:table-cell>
          <table:table-cell office:value-type="float" office:value="1" calcext:value-type="float">
            <text:p>1</text:p>
          </table:table-cell>
          <table:table-cell office:value-type="float" office:value="0.048133" calcext:value-type="float">
            <text:p>0.048133</text:p>
          </table:table-cell>
          <table:table-cell office:value-type="float" office:value="0.227" calcext:value-type="float">
            <text:p>0.227</text:p>
          </table:table-cell>
          <table:table-cell/>
          <table:table-cell office:value-type="string" calcext:value-type="string">
            <text:p>LBS6_12</text:p>
          </table:table-cell>
          <table:table-cell table:style-name="ce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LBS11_9</text:p>
          </table:table-cell>
          <table:table-cell office:value-type="float" office:value="32319" calcext:value-type="float">
            <text:p>32319</text:p>
          </table:table-cell>
          <table:table-cell office:value-type="float" office:value="0.277076" calcext:value-type="float">
            <text:p>0.277076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4265" calcext:value-type="float">
            <text:p>0.044265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0.000017" calcext:value-type="float">
            <text:p>1.70E-05</text:p>
          </table:table-cell>
          <table:table-cell office:value-type="float" office:value="0.192" calcext:value-type="float">
            <text:p>0.192</text:p>
          </table:table-cell>
          <table:table-cell/>
          <table:table-cell office:value-type="string" calcext:value-type="string">
            <text:p>LBS11_12</text:p>
          </table:table-cell>
          <table:table-cell office:value-type="float" office:value="2592" calcext:value-type="float">
            <text:p>2592</text:p>
          </table:table-cell>
          <table:table-cell office:value-type="float" office:value="0.06532" calcext:value-type="float">
            <text:p>0.06532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7253" calcext:value-type="float">
            <text:p>0.047253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string" calcext:value-type="string">
            <text:p>LBS11_21</text:p>
          </table:table-cell>
          <table:table-cell office:value-type="float" office:value="31443" calcext:value-type="float">
            <text:p>31443</text:p>
          </table:table-cell>
          <table:table-cell office:value-type="float" office:value="0.260098" calcext:value-type="float">
            <text:p>0.260098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/>
          <table:table-cell table:formula="of:=AVERAGE([.B3:.B5])" office:value-type="float" office:value="1" calcext:value-type="float">
            <text:p>1</text:p>
          </table:table-cell>
          <table:table-cell table:formula="of:=AVERAGE([.C3:.C5])" office:value-type="float" office:value="0.0465503333333333" calcext:value-type="float">
            <text:p>0.046550333333333</text:p>
          </table:table-cell>
          <table:table-cell table:formula="of:=AVERAGE([.D3:.D5])" office:value-type="float" office:value="0.166" calcext:value-type="float">
            <text:p>0.166</text:p>
          </table:table-cell>
          <table:table-cell table:number-columns-repeated="2"/>
          <table:table-cell table:style-name="ce4" table:formula="of:=AVERAGE([.G3:.G5])" office:value-type="float" office:value="0" calcext:value-type="float">
            <text:p>0.00E+00</text:p>
          </table:table-cell>
          <table:table-cell table:style-name="ce4" table:formula="of:=AVERAGE([.H3:.H5])" office:value-type="float" office:value="0.00000566666666666667" calcext:value-type="float">
            <text:p>5.67E-06</text:p>
          </table:table-cell>
          <table:table-cell table:style-name="ce4" table:formula="of:=AVERAGE([.I3:.I5])" office:value-type="float" office:value="0.195666666666667" calcext:value-type="float">
            <text:p>1.96E-01</text:p>
          </table:table-cell>
          <table:table-cell/>
          <table:table-cell office:value-type="string" calcext:value-type="string">
            <text:p>LBS12_5</text:p>
          </table:table-cell>
          <table:table-cell office:value-type="float" office:value="56695" calcext:value-type="float">
            <text:p>56695</text:p>
          </table:table-cell>
          <table:table-cell office:value-type="float" office:value="0.412421" calcext:value-type="float">
            <text:p>0.412421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BS12_6</text:p>
          </table:table-cell>
          <table:table-cell office:value-type="float" office:value="29836" calcext:value-type="float">
            <text:p>29836</text:p>
          </table:table-cell>
          <table:table-cell office:value-type="float" office:value="0.282235" calcext:value-type="float">
            <text:p>0.282235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LBS4_27</text:p>
          </table:table-cell>
          <table:table-cell office:value-type="float" office:value="3" calcext:value-type="float">
            <text:p>3</text:p>
          </table:table-cell>
          <table:table-cell office:value-type="float" office:value="0.04457" calcext:value-type="float">
            <text:p>0.0445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LBS6_20</text:p>
          </table:table-cell>
          <table:table-cell office:value-type="float" office:value="571" calcext:value-type="float">
            <text:p>571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0.284" calcext:value-type="float">
            <text:p>0.284</text:p>
          </table:table-cell>
          <table:table-cell/>
          <table:table-cell office:value-type="string" calcext:value-type="string">
            <text:p>LBS12_9</text:p>
          </table:table-cell>
          <table:table-cell office:value-type="float" office:value="54520" calcext:value-type="float">
            <text:p>54520</text:p>
          </table:table-cell>
          <table:table-cell office:value-type="float" office:value="0.420699" calcext:value-type="float">
            <text:p>0.420699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3801" calcext:value-type="float">
            <text:p>0.043801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39" calcext:value-type="float">
            <text:p>0.239</text:p>
          </table:table-cell>
          <table:table-cell/>
          <table:table-cell office:value-type="string" calcext:value-type="string">
            <text:p>LBS13_4</text:p>
          </table:table-cell>
          <table:table-cell office:value-type="float" office:value="5179" calcext:value-type="float">
            <text:p>5179</text:p>
          </table:table-cell>
          <table:table-cell office:value-type="float" office:value="0.079131" calcext:value-type="float">
            <text:p>0.079131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2667" calcext:value-type="float">
            <text:p>0.042667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LBS13_6</text:p>
          </table:table-cell>
          <table:table-cell office:value-type="float" office:value="10824" calcext:value-type="float">
            <text:p>10824</text:p>
          </table:table-cell>
          <table:table-cell office:value-type="float" office:value="0.12428" calcext:value-type="float">
            <text:p>0.12428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/>
          <table:table-cell table:formula="of:=AVERAGE([.B8:.B10])" office:value-type="float" office:value="3" calcext:value-type="float">
            <text:p>3</text:p>
          </table:table-cell>
          <table:table-cell table:formula="of:=AVERAGE([.C8:.C10])" office:value-type="float" office:value="0.0436793333333333" calcext:value-type="float">
            <text:p>0.043679333333333</text:p>
          </table:table-cell>
          <table:table-cell table:formula="of:=AVERAGE([.D8:.D10])" office:value-type="float" office:value="0.155333333333333" calcext:value-type="float">
            <text:p>0.155333333333333</text:p>
          </table:table-cell>
          <table:table-cell table:number-columns-repeated="2"/>
          <table:table-cell table:formula="of:=AVERAGE([.G8:.G10])" office:value-type="float" office:value="571" calcext:value-type="float">
            <text:p>571</text:p>
          </table:table-cell>
          <table:table-cell table:formula="of:=AVERAGE([.H8:.H10])" office:value-type="float" office:value="0.00200133333333333" calcext:value-type="float">
            <text:p>0.002001333333333</text:p>
          </table:table-cell>
          <table:table-cell table:formula="of:=AVERAGE([.I8:.I10])" office:value-type="float" office:value="0.253666666666667" calcext:value-type="float">
            <text:p>0.253666666666667</text:p>
          </table:table-cell>
          <table:table-cell/>
          <table:table-cell office:value-type="string" calcext:value-type="string">
            <text:p>LBS13_14</text:p>
          </table:table-cell>
          <table:table-cell office:value-type="float" office:value="747395" calcext:value-type="float">
            <text:p>747395</text:p>
          </table:table-cell>
          <table:table-cell office:value-type="float" office:value="4.40765" calcext:value-type="float">
            <text:p>4.4076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BS14_2</text:p>
          </table:table-cell>
          <table:table-cell office:value-type="float" office:value="138633" calcext:value-type="float">
            <text:p>138633</text:p>
          </table:table-cell>
          <table:table-cell office:value-type="float" office:value="0.919916" calcext:value-type="float">
            <text:p>0.919916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LBS4_33</text:p>
          </table:table-cell>
          <table:table-cell office:value-type="float" office:value="3" calcext:value-type="float">
            <text:p>3</text:p>
          </table:table-cell>
          <table:table-cell office:value-type="float" office:value="0.047025" calcext:value-type="float">
            <text:p>0.047025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BS7_20</text:p>
          </table:table-cell>
          <table:table-cell office:value-type="float" office:value="518" calcext:value-type="float">
            <text:p>518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0.381" calcext:value-type="float">
            <text:p>0.381</text:p>
          </table:table-cell>
          <table:table-cell/>
          <table:table-cell office:value-type="string" calcext:value-type="string">
            <text:p>LBS14_4</text:p>
          </table:table-cell>
          <table:table-cell office:value-type="float" office:value="98161" calcext:value-type="float">
            <text:p>98161</text:p>
          </table:table-cell>
          <table:table-cell office:value-type="float" office:value="0.663363" calcext:value-type="float">
            <text:p>0.663363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4203" calcext:value-type="float">
            <text:p>0.044203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269" calcext:value-type="float">
            <text:p>0.269</text:p>
          </table:table-cell>
          <table:table-cell/>
          <table:table-cell office:value-type="string" calcext:value-type="string">
            <text:p>LBS14_5</text:p>
          </table:table-cell>
          <table:table-cell office:value-type="float" office:value="123498" calcext:value-type="float">
            <text:p>123498</text:p>
          </table:table-cell>
          <table:table-cell office:value-type="float" office:value="0.984089" calcext:value-type="float">
            <text:p>0.98408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9111" calcext:value-type="float">
            <text:p>0.049111</text:p>
          </table:table-cell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0.02841" calcext:value-type="float">
            <text:p>0.02841</text:p>
          </table:table-cell>
          <table:table-cell office:value-type="float" office:value="0.328" calcext:value-type="float">
            <text:p>0.328</text:p>
          </table:table-cell>
          <table:table-cell/>
          <table:table-cell office:value-type="string" calcext:value-type="string">
            <text:p>LBS15_0</text:p>
          </table:table-cell>
          <table:table-cell office:value-type="float" office:value="1305849" calcext:value-type="float">
            <text:p>1305849</text:p>
          </table:table-cell>
          <table:table-cell office:value-type="float" office:value="9.88291" calcext:value-type="float">
            <text:p>9.88291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/>
          <table:table-cell table:formula="of:=AVERAGE([.B13:.B15])" office:value-type="float" office:value="3" calcext:value-type="float">
            <text:p>3</text:p>
          </table:table-cell>
          <table:table-cell table:formula="of:=AVERAGE([.C13:.C15])" office:value-type="float" office:value="0.0467796666666667" calcext:value-type="float">
            <text:p>0.046779666666667</text:p>
          </table:table-cell>
          <table:table-cell table:formula="of:=AVERAGE([.D13:.D15])" office:value-type="float" office:value="0.225" calcext:value-type="float">
            <text:p>0.225</text:p>
          </table:table-cell>
          <table:table-cell table:number-columns-repeated="2"/>
          <table:table-cell table:formula="of:=AVERAGE([.G13:.G15])" office:value-type="float" office:value="518" calcext:value-type="float">
            <text:p>518</text:p>
          </table:table-cell>
          <table:table-cell table:formula="of:=AVERAGE([.H13:.H15])" office:value-type="float" office:value="0.012471" calcext:value-type="float">
            <text:p>0.012471</text:p>
          </table:table-cell>
          <table:table-cell table:formula="of:=AVERAGE([.I13:.I15])" office:value-type="float" office:value="0.326" calcext:value-type="float">
            <text:p>0.326</text:p>
          </table:table-cell>
          <table:table-cell/>
          <table:table-cell office:value-type="string" calcext:value-type="string">
            <text:p>LBS15_2</text:p>
          </table:table-cell>
          <table:table-cell office:value-type="float" office:value="6657" calcext:value-type="float">
            <text:p>6657</text:p>
          </table:table-cell>
          <table:table-cell office:value-type="float" office:value="0.099442" calcext:value-type="float">
            <text:p>0.099442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5_0</text:p>
          </table:table-cell>
          <table:table-cell office:value-type="float" office:value="2" calcext:value-type="float">
            <text:p>2</text:p>
          </table:table-cell>
          <table:table-cell office:value-type="float" office:value="0.043816" calcext:value-type="float">
            <text:p>0.043816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LBS7_21</text:p>
          </table:table-cell>
          <table:table-cell office:value-type="float" office:value="327" calcext:value-type="float">
            <text:p>327</text:p>
          </table:table-cell>
          <table:table-cell office:value-type="float" office:value="0.004402" calcext:value-type="float">
            <text:p>0.004402</text:p>
          </table:table-cell>
          <table:table-cell office:value-type="float" office:value="0.268" calcext:value-type="float">
            <text:p>0.2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3882" calcext:value-type="float">
            <text:p>0.043882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291" calcext:value-type="float">
            <text:p>0.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538" calcext:value-type="float">
            <text:p>0.04538</text:p>
          </table:table-cell>
          <table:table-cell office:value-type="float" office:value="0.311" calcext:value-type="float">
            <text:p>0.311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0.324" calcext:value-type="float">
            <text:p>0.324</text:p>
          </table:table-cell>
          <table:table-cell table:number-columns-repeated="5"/>
        </table:table-row>
        <table:table-row table:style-name="ro1">
          <table:table-cell/>
          <table:table-cell table:formula="of:=AVERAGE([.B18:.B20])" office:value-type="float" office:value="2" calcext:value-type="float">
            <text:p>2</text:p>
          </table:table-cell>
          <table:table-cell table:formula="of:=AVERAGE([.C18:.C20])" office:value-type="float" office:value="0.0443593333333333" calcext:value-type="float">
            <text:p>0.044359333333333</text:p>
          </table:table-cell>
          <table:table-cell table:formula="of:=AVERAGE([.D18:.D20])" office:value-type="float" office:value="0.210666666666667" calcext:value-type="float">
            <text:p>0.210666666666667</text:p>
          </table:table-cell>
          <table:table-cell table:number-columns-repeated="2"/>
          <table:table-cell table:formula="of:=AVERAGE([.G18:.G20])" office:value-type="float" office:value="327" calcext:value-type="float">
            <text:p>327</text:p>
          </table:table-cell>
          <table:table-cell table:formula="of:=AVERAGE([.H18:.H20])" office:value-type="float" office:value="0.003044" calcext:value-type="float">
            <text:p>0.003044</text:p>
          </table:table-cell>
          <table:table-cell table:formula="of:=AVERAGE([.I18:.I20])" office:value-type="float" office:value="0.294333333333333" calcext:value-type="float">
            <text:p>0.29433333333333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5_30</text:p>
          </table:table-cell>
          <table:table-cell office:value-type="float" office:value="4" calcext:value-type="float">
            <text:p>4</text:p>
          </table:table-cell>
          <table:table-cell office:value-type="float" office:value="0.044498" calcext:value-type="float">
            <text:p>0.044498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string" calcext:value-type="string">
            <text:p>LBS8_20</text:p>
          </table:table-cell>
          <table:table-cell office:value-type="float" office:value="3113" calcext:value-type="float">
            <text:p>3113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352" calcext:value-type="float">
            <text:p>0.3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95579" calcext:value-type="float">
            <text:p>0.095579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0.017969" calcext:value-type="float">
            <text:p>0.017969</text:p>
          </table:table-cell>
          <table:table-cell office:value-type="float" office:value="0.359" calcext:value-type="float">
            <text:p>0.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3802" calcext:value-type="float">
            <text:p>0.043802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0.017769" calcext:value-type="float">
            <text:p>0.017769</text:p>
          </table:table-cell>
          <table:table-cell office:value-type="float" office:value="0.359" calcext:value-type="float">
            <text:p>0.359</text:p>
          </table:table-cell>
          <table:table-cell table:number-columns-repeated="5"/>
        </table:table-row>
        <table:table-row table:style-name="ro1">
          <table:table-cell/>
          <table:table-cell table:formula="of:=AVERAGE([.B23:.B25])" office:value-type="float" office:value="4" calcext:value-type="float">
            <text:p>4</text:p>
          </table:table-cell>
          <table:table-cell table:formula="of:=AVERAGE([.C23:.C25])" office:value-type="float" office:value="0.061293" calcext:value-type="float">
            <text:p>0.061293</text:p>
          </table:table-cell>
          <table:table-cell table:formula="of:=AVERAGE([.D23:.D25])" office:value-type="float" office:value="0.173666666666667" calcext:value-type="float">
            <text:p>0.173666666666667</text:p>
          </table:table-cell>
          <table:table-cell table:number-columns-repeated="2"/>
          <table:table-cell table:formula="of:=AVERAGE([.G23:.G25])" office:value-type="float" office:value="3113" calcext:value-type="float">
            <text:p>3113</text:p>
          </table:table-cell>
          <table:table-cell table:formula="of:=AVERAGE([.H23:.H25])" office:value-type="float" office:value="0.0178593333333333" calcext:value-type="float">
            <text:p>0.017859333333333</text:p>
          </table:table-cell>
          <table:table-cell table:formula="of:=AVERAGE([.I23:.I25])" office:value-type="float" office:value="0.356666666666667" calcext:value-type="float">
            <text:p>0.35666666666666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5_44</text:p>
          </table:table-cell>
          <table:table-cell office:value-type="float" office:value="3" calcext:value-type="float">
            <text:p>3</text:p>
          </table:table-cell>
          <table:table-cell office:value-type="float" office:value="0.042464" calcext:value-type="float">
            <text:p>0.042464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LBS8_8</text:p>
          </table:table-cell>
          <table:table-cell office:value-type="float" office:value="3885" calcext:value-type="float">
            <text:p>3885</text:p>
          </table:table-cell>
          <table:table-cell office:value-type="float" office:value="0.021375" calcext:value-type="float">
            <text:p>0.021375</text:p>
          </table:table-cell>
          <table:table-cell office:value-type="float" office:value="0.324" calcext:value-type="float">
            <text:p>0.3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3646" calcext:value-type="float">
            <text:p>0.043646</text:p>
          </table:table-cell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3885" calcext:value-type="float">
            <text:p>3885</text:p>
          </table:table-cell>
          <table:table-cell office:value-type="float" office:value="0.057838" calcext:value-type="float">
            <text:p>0.057838</text:p>
          </table:table-cell>
          <table:table-cell office:value-type="float" office:value="0.368" calcext:value-type="float">
            <text:p>0.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0595" calcext:value-type="float">
            <text:p>0.040595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3885" calcext:value-type="float">
            <text:p>3885</text:p>
          </table:table-cell>
          <table:table-cell office:value-type="float" office:value="0.02211" calcext:value-type="float">
            <text:p>0.02211</text:p>
          </table:table-cell>
          <table:table-cell office:value-type="float" office:value="0.369" calcext:value-type="float">
            <text:p>0.369</text:p>
          </table:table-cell>
          <table:table-cell table:number-columns-repeated="5"/>
        </table:table-row>
        <table:table-row table:style-name="ro1">
          <table:table-cell/>
          <table:table-cell table:formula="of:=AVERAGE([.B28:.B30])" office:value-type="float" office:value="3" calcext:value-type="float">
            <text:p>3</text:p>
          </table:table-cell>
          <table:table-cell table:formula="of:=AVERAGE([.C28:.C30])" office:value-type="float" office:value="0.042235" calcext:value-type="float">
            <text:p>0.042235</text:p>
          </table:table-cell>
          <table:table-cell table:formula="of:=AVERAGE([.D28:.D30])" office:value-type="float" office:value="0.184" calcext:value-type="float">
            <text:p>0.184</text:p>
          </table:table-cell>
          <table:table-cell table:number-columns-repeated="2"/>
          <table:table-cell table:formula="of:=AVERAGE([.G28:.G30])" office:value-type="float" office:value="3885" calcext:value-type="float">
            <text:p>3885</text:p>
          </table:table-cell>
          <table:table-cell table:formula="of:=AVERAGE([.H28:.H30])" office:value-type="float" office:value="0.0337743333333333" calcext:value-type="float">
            <text:p>0.033774333333333</text:p>
          </table:table-cell>
          <table:table-cell table:formula="of:=AVERAGE([.I28:.I30])" office:value-type="float" office:value="0.353666666666667" calcext:value-type="float">
            <text:p>0.35366666666666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7_47</text:p>
          </table:table-cell>
          <table:table-cell office:value-type="float" office:value="73" calcext:value-type="float">
            <text:p>73</text:p>
          </table:table-cell>
          <table:table-cell office:value-type="float" office:value="0.043839" calcext:value-type="float">
            <text:p>0.043839</text:p>
          </table:table-cell>
          <table:table-cell office:value-type="float" office:value="0.257" calcext:value-type="float">
            <text:p>0.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55357" calcext:value-type="float">
            <text:p>0.055357</text:p>
          </table:table-cell>
          <table:table-cell office:value-type="float" office:value="0.264" calcext:value-type="float">
            <text:p>0.2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53329" calcext:value-type="float">
            <text:p>0.053329</text:p>
          </table:table-cell>
          <table:table-cell office:value-type="float" office:value="0.256" calcext:value-type="float">
            <text:p>0.256</text:p>
          </table:table-cell>
          <table:table-cell table:number-columns-repeated="10"/>
        </table:table-row>
        <table:table-row table:style-name="ro1">
          <table:table-cell/>
          <table:table-cell table:formula="of:=AVERAGE([.B33:.B35])" office:value-type="float" office:value="73" calcext:value-type="float">
            <text:p>73</text:p>
          </table:table-cell>
          <table:table-cell table:formula="of:=AVERAGE([.C33:.C35])" office:value-type="float" office:value="0.0508416666666667" calcext:value-type="float">
            <text:p>0.050841666666667</text:p>
          </table:table-cell>
          <table:table-cell table:formula="of:=AVERAGE([.D33:.D35])" office:value-type="float" office:value="0.259" calcext:value-type="float">
            <text:p>0.25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8_47</text:p>
          </table:table-cell>
          <table:table-cell office:value-type="float" office:value="184" calcext:value-type="float">
            <text:p>184</text:p>
          </table:table-cell>
          <table:table-cell office:value-type="float" office:value="0.047583" calcext:value-type="float">
            <text:p>0.047583</text:p>
          </table:table-cell>
          <table:table-cell office:value-type="float" office:value="0.39" calcext:value-type="float">
            <text:p>0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.048087" calcext:value-type="float">
            <text:p>0.048087</text:p>
          </table:table-cell>
          <table:table-cell office:value-type="float" office:value="0.312" calcext:value-type="float">
            <text:p>0.3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.046742" calcext:value-type="float">
            <text:p>0.046742</text:p>
          </table:table-cell>
          <table:table-cell office:value-type="float" office:value="0.306" calcext:value-type="float">
            <text:p>0.306</text:p>
          </table:table-cell>
          <table:table-cell table:number-columns-repeated="10"/>
        </table:table-row>
        <table:table-row table:style-name="ro1">
          <table:table-cell/>
          <table:table-cell table:formula="of:=AVERAGE([.B38:.B40])" office:value-type="float" office:value="184" calcext:value-type="float">
            <text:p>184</text:p>
          </table:table-cell>
          <table:table-cell table:formula="of:=AVERAGE([.C38:.C40])" office:value-type="float" office:value="0.0474706666666667" calcext:value-type="float">
            <text:p>0.047470666666667</text:p>
          </table:table-cell>
          <table:table-cell table:formula="of:=AVERAGE([.D38:.D40])" office:value-type="float" office:value="0.336" calcext:value-type="float">
            <text:p>0.33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9_0</text:p>
          </table:table-cell>
          <table:table-cell office:value-type="float" office:value="3213" calcext:value-type="float">
            <text:p>3213</text:p>
          </table:table-cell>
          <table:table-cell office:value-type="float" office:value="0.077688" calcext:value-type="float">
            <text:p>0.077688</text:p>
          </table:table-cell>
          <table:table-cell office:value-type="float" office:value="0.431" calcext:value-type="float">
            <text:p>0.4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office:value-type="float" office:value="0.066211" calcext:value-type="float">
            <text:p>0.066211</text:p>
          </table:table-cell>
          <table:table-cell office:value-type="float" office:value="0.372" calcext:value-type="float">
            <text:p>0.3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office:value-type="float" office:value="0.064887" calcext:value-type="float">
            <text:p>0.064887</text:p>
          </table:table-cell>
          <table:table-cell office:value-type="float" office:value="0.376" calcext:value-type="float">
            <text:p>0.376</text:p>
          </table:table-cell>
          <table:table-cell table:number-columns-repeated="10"/>
        </table:table-row>
        <table:table-row table:style-name="ro1">
          <table:table-cell/>
          <table:table-cell table:formula="of:=AVERAGE([.B43:.B45])" office:value-type="float" office:value="3213" calcext:value-type="float">
            <text:p>3213</text:p>
          </table:table-cell>
          <table:table-cell table:formula="of:=AVERAGE([.C43:.C45])" office:value-type="float" office:value="0.0695953333333333" calcext:value-type="float">
            <text:p>0.069595333333333</text:p>
          </table:table-cell>
          <table:table-cell table:formula="of:=AVERAGE([.D43:.D45])" office:value-type="float" office:value="0.393" calcext:value-type="float">
            <text:p>0.39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9_12</text:p>
          </table:table-cell>
          <table:table-cell office:value-type="float" office:value="93" calcext:value-type="float">
            <text:p>93</text:p>
          </table:table-cell>
          <table:table-cell office:value-type="float" office:value="0.067413" calcext:value-type="float">
            <text:p>0.067413</text:p>
          </table:table-cell>
          <table:table-cell office:value-type="float" office:value="0.453" calcext:value-type="float">
            <text:p>0.4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46872" calcext:value-type="float">
            <text:p>0.046872</text:p>
          </table:table-cell>
          <table:table-cell office:value-type="float" office:value="0.357" calcext:value-type="float">
            <text:p>0.3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49876" calcext:value-type="float">
            <text:p>0.049876</text:p>
          </table:table-cell>
          <table:table-cell office:value-type="float" office:value="0.421" calcext:value-type="float">
            <text:p>0.421</text:p>
          </table:table-cell>
          <table:table-cell table:number-columns-repeated="10"/>
        </table:table-row>
        <table:table-row table:style-name="ro1">
          <table:table-cell/>
          <table:table-cell table:formula="of:=AVERAGE([.B48:.B50])" office:value-type="float" office:value="93" calcext:value-type="float">
            <text:p>93</text:p>
          </table:table-cell>
          <table:table-cell table:formula="of:=AVERAGE([.C48:.C50])" office:value-type="float" office:value="0.0547203333333333" calcext:value-type="float">
            <text:p>0.054720333333333</text:p>
          </table:table-cell>
          <table:table-cell table:formula="of:=AVERAGE([.D48:.D50])" office:value-type="float" office:value="0.410333333333333" calcext:value-type="float">
            <text:p>0.41033333333333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9_16</text:p>
          </table:table-cell>
          <table:table-cell office:value-type="float" office:value="10259" calcext:value-type="float">
            <text:p>10259</text:p>
          </table:table-cell>
          <table:table-cell office:value-type="float" office:value="0.101551" calcext:value-type="float">
            <text:p>0.101551</text:p>
          </table:table-cell>
          <table:table-cell office:value-type="float" office:value="0.402" calcext:value-type="float">
            <text:p>0.4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59" calcext:value-type="float">
            <text:p>10259</text:p>
          </table:table-cell>
          <table:table-cell office:value-type="float" office:value="0.100299" calcext:value-type="float">
            <text:p>0.100299</text:p>
          </table:table-cell>
          <table:table-cell office:value-type="float" office:value="0.353" calcext:value-type="float">
            <text:p>0.3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59" calcext:value-type="float">
            <text:p>10259</text:p>
          </table:table-cell>
          <table:table-cell office:value-type="float" office:value="0.099008" calcext:value-type="float">
            <text:p>0.099008</text:p>
          </table:table-cell>
          <table:table-cell office:value-type="float" office:value="0.391" calcext:value-type="float">
            <text:p>0.391</text:p>
          </table:table-cell>
          <table:table-cell table:number-columns-repeated="10"/>
        </table:table-row>
        <table:table-row table:style-name="ro1">
          <table:table-cell/>
          <table:table-cell table:formula="of:=AVERAGE([.B53:.B55])" office:value-type="float" office:value="10259" calcext:value-type="float">
            <text:p>10259</text:p>
          </table:table-cell>
          <table:table-cell table:formula="of:=AVERAGE([.C53:.C55])" office:value-type="float" office:value="0.100286" calcext:value-type="float">
            <text:p>0.100286</text:p>
          </table:table-cell>
          <table:table-cell table:formula="of:=AVERAGE([.D53:.D55])" office:value-type="float" office:value="0.382" calcext:value-type="float">
            <text:p>0.38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9_21</text:p>
          </table:table-cell>
          <table:table-cell office:value-type="float" office:value="6635" calcext:value-type="float">
            <text:p>6635</text:p>
          </table:table-cell>
          <table:table-cell office:value-type="float" office:value="0.093574" calcext:value-type="float">
            <text:p>0.093574</text:p>
          </table:table-cell>
          <table:table-cell office:value-type="float" office:value="0.455" calcext:value-type="float">
            <text:p>0.4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35" calcext:value-type="float">
            <text:p>6635</text:p>
          </table:table-cell>
          <table:table-cell office:value-type="float" office:value="0.090511" calcext:value-type="float">
            <text:p>0.090511</text:p>
          </table:table-cell>
          <table:table-cell office:value-type="float" office:value="0.459" calcext:value-type="float">
            <text:p>0.4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35" calcext:value-type="float">
            <text:p>6635</text:p>
          </table:table-cell>
          <table:table-cell office:value-type="float" office:value="0.091211" calcext:value-type="float">
            <text:p>0.091211</text:p>
          </table:table-cell>
          <table:table-cell office:value-type="float" office:value="0.408" calcext:value-type="float">
            <text:p>0.408</text:p>
          </table:table-cell>
          <table:table-cell table:number-columns-repeated="10"/>
        </table:table-row>
        <table:table-row table:style-name="ro1">
          <table:table-cell/>
          <table:table-cell table:formula="of:=AVERAGE([.B58:.B60])" office:value-type="float" office:value="6635" calcext:value-type="float">
            <text:p>6635</text:p>
          </table:table-cell>
          <table:table-cell table:formula="of:=AVERAGE([.C58:.C60])" office:value-type="float" office:value="0.0917653333333333" calcext:value-type="float">
            <text:p>0.091765333333333</text:p>
          </table:table-cell>
          <table:table-cell table:formula="of:=AVERAGE([.D58:.D60])" office:value-type="float" office:value="0.440666666666667" calcext:value-type="float">
            <text:p>0.44066666666666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9_40</text:p>
          </table:table-cell>
          <table:table-cell office:value-type="float" office:value="631" calcext:value-type="float">
            <text:p>631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0.44" calcext:value-type="float">
            <text:p>0.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0.072227" calcext:value-type="float">
            <text:p>0.072227</text:p>
          </table:table-cell>
          <table:table-cell office:value-type="float" office:value="0.356" calcext:value-type="float">
            <text:p>0.3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0.078259" calcext:value-type="float">
            <text:p>0.078259</text:p>
          </table:table-cell>
          <table:table-cell office:value-type="float" office:value="0.381" calcext:value-type="float">
            <text:p>0.381</text:p>
          </table:table-cell>
          <table:table-cell table:number-columns-repeated="10"/>
        </table:table-row>
        <table:table-row table:style-name="ro1">
          <table:table-cell/>
          <table:table-cell table:formula="of:=AVERAGE([.B63:.B65])" office:value-type="float" office:value="631" calcext:value-type="float">
            <text:p>631</text:p>
          </table:table-cell>
          <table:table-cell table:formula="of:=AVERAGE([.C63:.C65])" office:value-type="float" office:value="0.068176" calcext:value-type="float">
            <text:p>0.068176</text:p>
          </table:table-cell>
          <table:table-cell table:formula="of:=AVERAGE([.D63:.D65])" office:value-type="float" office:value="0.392333333333333" calcext:value-type="float">
            <text:p>0.39233333333333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9_41</text:p>
          </table:table-cell>
          <table:table-cell office:value-type="float" office:value="206" calcext:value-type="float">
            <text:p>206</text:p>
          </table:table-cell>
          <table:table-cell office:value-type="float" office:value="0.042812" calcext:value-type="float">
            <text:p>0.042812</text:p>
          </table:table-cell>
          <table:table-cell office:value-type="float" office:value="0.396" calcext:value-type="float">
            <text:p>0.3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.046684" calcext:value-type="float">
            <text:p>0.046684</text:p>
          </table:table-cell>
          <table:table-cell office:value-type="float" office:value="0.382" calcext:value-type="float">
            <text:p>0.3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.047689" calcext:value-type="float">
            <text:p>0.047689</text:p>
          </table:table-cell>
          <table:table-cell office:value-type="float" office:value="0.316" calcext:value-type="float">
            <text:p>0.316</text:p>
          </table:table-cell>
          <table:table-cell table:number-columns-repeated="10"/>
        </table:table-row>
        <table:table-row table:style-name="ro1">
          <table:table-cell/>
          <table:table-cell table:formula="of:=AVERAGE([.B68:.B70])" office:value-type="float" office:value="206" calcext:value-type="float">
            <text:p>206</text:p>
          </table:table-cell>
          <table:table-cell table:formula="of:=AVERAGE([.C68:.C70])" office:value-type="float" office:value="0.0457283333333333" calcext:value-type="float">
            <text:p>0.045728333333333</text:p>
          </table:table-cell>
          <table:table-cell table:formula="of:=AVERAGE([.D68:.D70])" office:value-type="float" office:value="0.364666666666667" calcext:value-type="float">
            <text:p>0.36466666666666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10_12</text:p>
          </table:table-cell>
          <table:table-cell office:value-type="float" office:value="467" calcext:value-type="float">
            <text:p>467</text:p>
          </table:table-cell>
          <table:table-cell office:value-type="float" office:value="0.048466" calcext:value-type="float">
            <text:p>0.048466</text:p>
          </table:table-cell>
          <table:table-cell office:value-type="float" office:value="0.449" calcext:value-type="float">
            <text:p>0.4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0.062052" calcext:value-type="float">
            <text:p>0.062052</text:p>
          </table:table-cell>
          <table:table-cell office:value-type="float" office:value="0.546" calcext:value-type="float">
            <text:p>0.5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0.047141" calcext:value-type="float">
            <text:p>0.047141</text:p>
          </table:table-cell>
          <table:table-cell office:value-type="float" office:value="0.492" calcext:value-type="float">
            <text:p>0.492</text:p>
          </table:table-cell>
          <table:table-cell table:number-columns-repeated="10"/>
        </table:table-row>
        <table:table-row table:style-name="ro1">
          <table:table-cell/>
          <table:table-cell table:formula="of:=AVERAGE([.B73:.B75])" office:value-type="float" office:value="467" calcext:value-type="float">
            <text:p>467</text:p>
          </table:table-cell>
          <table:table-cell table:formula="of:=AVERAGE([.C73:.C75])" office:value-type="float" office:value="0.052553" calcext:value-type="float">
            <text:p>0.052553</text:p>
          </table:table-cell>
          <table:table-cell table:formula="of:=AVERAGE([.D73:.D75])" office:value-type="float" office:value="0.495666666666667" calcext:value-type="float">
            <text:p>0.49566666666666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10_16</text:p>
          </table:table-cell>
          <table:table-cell office:value-type="float" office:value="201" calcext:value-type="float">
            <text:p>201</text:p>
          </table:table-cell>
          <table:table-cell office:value-type="float" office:value="0.050716" calcext:value-type="float">
            <text:p>0.050716</text:p>
          </table:table-cell>
          <table:table-cell office:value-type="float" office:value="0.429" calcext:value-type="float">
            <text:p>0.4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048439" calcext:value-type="float">
            <text:p>0.048439</text:p>
          </table:table-cell>
          <table:table-cell office:value-type="float" office:value="0.501" calcext:value-type="float">
            <text:p>0.5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052377" calcext:value-type="float">
            <text:p>0.052377</text:p>
          </table:table-cell>
          <table:table-cell office:value-type="float" office:value="0.506" calcext:value-type="float">
            <text:p>0.506</text:p>
          </table:table-cell>
          <table:table-cell table:number-columns-repeated="10"/>
        </table:table-row>
        <table:table-row table:style-name="ro1">
          <table:table-cell/>
          <table:table-cell table:formula="of:=AVERAGE([.B78:.B80])" office:value-type="float" office:value="201" calcext:value-type="float">
            <text:p>201</text:p>
          </table:table-cell>
          <table:table-cell table:formula="of:=AVERAGE([.C78:.C80])" office:value-type="float" office:value="0.0505106666666667" calcext:value-type="float">
            <text:p>0.050510666666667</text:p>
          </table:table-cell>
          <table:table-cell table:formula="of:=AVERAGE([.D78:.D80])" office:value-type="float" office:value="0.478666666666667" calcext:value-type="float">
            <text:p>0.47866666666666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10_19</text:p>
          </table:table-cell>
          <table:table-cell office:value-type="float" office:value="1382" calcext:value-type="float">
            <text:p>1382</text:p>
          </table:table-cell>
          <table:table-cell office:value-type="float" office:value="0.057046" calcext:value-type="float">
            <text:p>0.057046</text:p>
          </table:table-cell>
          <table:table-cell office:value-type="float" office:value="0.566" calcext:value-type="float">
            <text:p>0.5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0.051558" calcext:value-type="float">
            <text:p>0.051558</text:p>
          </table:table-cell>
          <table:table-cell office:value-type="float" office:value="0.434" calcext:value-type="float">
            <text:p>0.4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0.069206" calcext:value-type="float">
            <text:p>0.069206</text:p>
          </table:table-cell>
          <table:table-cell office:value-type="float" office:value="0.565" calcext:value-type="float">
            <text:p>0.565</text:p>
          </table:table-cell>
          <table:table-cell table:number-columns-repeated="10"/>
        </table:table-row>
        <table:table-row table:style-name="ro1">
          <table:table-cell/>
          <table:table-cell table:formula="of:=AVERAGE([.B83:.B85])" office:value-type="float" office:value="1382" calcext:value-type="float">
            <text:p>1382</text:p>
          </table:table-cell>
          <table:table-cell table:formula="of:=AVERAGE([.C83:.C85])" office:value-type="float" office:value="0.05927" calcext:value-type="float">
            <text:p>0.05927</text:p>
          </table:table-cell>
          <table:table-cell table:formula="of:=AVERAGE([.D83:.D85])" office:value-type="float" office:value="0.521666666666667" calcext:value-type="float">
            <text:p>0.52166666666666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10_21</text:p>
          </table:table-cell>
          <table:table-cell office:value-type="float" office:value="30176" calcext:value-type="float">
            <text:p>30176</text:p>
          </table:table-cell>
          <table:table-cell office:value-type="float" office:value="0.247362" calcext:value-type="float">
            <text:p>0.247362</text:p>
          </table:table-cell>
          <table:table-cell office:value-type="float" office:value="0.479" calcext:value-type="float">
            <text:p>0.4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76" calcext:value-type="float">
            <text:p>30176</text:p>
          </table:table-cell>
          <table:table-cell office:value-type="float" office:value="0.244596" calcext:value-type="float">
            <text:p>0.244596</text:p>
          </table:table-cell>
          <table:table-cell office:value-type="float" office:value="0.439" calcext:value-type="float">
            <text:p>0.4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76" calcext:value-type="float">
            <text:p>30176</text:p>
          </table:table-cell>
          <table:table-cell office:value-type="float" office:value="0.248377" calcext:value-type="float">
            <text:p>0.248377</text:p>
          </table:table-cell>
          <table:table-cell office:value-type="float" office:value="0.483" calcext:value-type="float">
            <text:p>0.483</text:p>
          </table:table-cell>
          <table:table-cell table:number-columns-repeated="10"/>
        </table:table-row>
        <table:table-row table:style-name="ro1">
          <table:table-cell/>
          <table:table-cell table:formula="of:=AVERAGE([.B88:.B90])" office:value-type="float" office:value="30176" calcext:value-type="float">
            <text:p>30176</text:p>
          </table:table-cell>
          <table:table-cell table:formula="of:=AVERAGE([.C88:.C90])" office:value-type="float" office:value="0.246778333333333" calcext:value-type="float">
            <text:p>0.246778333333333</text:p>
          </table:table-cell>
          <table:table-cell table:formula="of:=AVERAGE([.D88:.D90])" office:value-type="float" office:value="0.467" calcext:value-type="float">
            <text:p>0.46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BS10_39</text:p>
          </table:table-cell>
          <table:table-cell office:value-type="float" office:value="11270" calcext:value-type="float">
            <text:p>11270</text:p>
          </table:table-cell>
          <table:table-cell office:value-type="float" office:value="0.120212" calcext:value-type="float">
            <text:p>0.120212</text:p>
          </table:table-cell>
          <table:table-cell office:value-type="float" office:value="0.482" calcext:value-type="float">
            <text:p>0.4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270" calcext:value-type="float">
            <text:p>11270</text:p>
          </table:table-cell>
          <table:table-cell office:value-type="float" office:value="0.127232" calcext:value-type="float">
            <text:p>0.127232</text:p>
          </table:table-cell>
          <table:table-cell office:value-type="float" office:value="0.594" calcext:value-type="float">
            <text:p>0.5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270" calcext:value-type="float">
            <text:p>11270</text:p>
          </table:table-cell>
          <table:table-cell office:value-type="float" office:value="0.124081" calcext:value-type="float">
            <text:p>0.124081</text:p>
          </table:table-cell>
          <table:table-cell office:value-type="float" office:value="0.523" calcext:value-type="float">
            <text:p>0.523</text:p>
          </table:table-cell>
          <table:table-cell table:number-columns-repeated="10"/>
        </table:table-row>
        <table:table-row table:style-name="ro1">
          <table:table-cell/>
          <table:table-cell table:formula="of:=AVERAGE([.B93:.B95])" office:value-type="float" office:value="11270" calcext:value-type="float">
            <text:p>11270</text:p>
          </table:table-cell>
          <table:table-cell table:formula="of:=AVERAGE([.C93:.C95])" office:value-type="float" office:value="0.123841666666667" calcext:value-type="float">
            <text:p>0.123841666666667</text:p>
          </table:table-cell>
          <table:table-cell table:formula="of:=AVERAGE([.D93:.D95])" office:value-type="float" office:value="0.533" calcext:value-type="float">
            <text:p>0.53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4:51:34.926066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1:16:02.325856184</meta:creation-date>
    <dc:date>2020-03-09T16:19:33.225871750</dc:date>
    <meta:editing-duration>PT11M55S</meta:editing-duration>
    <meta:editing-cycles>3</meta:editing-cycles>
    <meta:generator>LibreOffice/6.0.6.2$Linux_X86_64 LibreOffice_project/00m0$Build-2</meta:generator>
    <meta:document-statistic meta:table-count="1" meta:cell-count="396" meta:object-count="0"/>
  </office:meta>
</office:document-meta>
</file>